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Configuration.getRedirectorURL( Web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Configuration.getDefaultRedirecto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Configuration.getRedirectorName( WebRequest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